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paragraph-rsid="00181a37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officeooo:paragraph-rsid="00181a37"/>
    </style:style>
    <style:style style:name="P3" style:family="paragraph" style:parent-style-name="Standard">
      <style:paragraph-properties fo:text-align="justify" style:justify-single-word="false"/>
      <style:text-properties officeooo:paragraph-rsid="001a454f"/>
    </style:style>
    <style:style style:name="P4" style:family="paragraph" style:parent-style-name="Standard">
      <style:paragraph-properties fo:text-align="justify" style:justify-single-word="false"/>
      <style:text-properties officeooo:paragraph-rsid="001b63df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sans-serif" fo:font-size="9.75pt" fo:letter-spacing="normal" fo:font-style="normal" fo:font-weight="normal" officeooo:paragraph-rsid="001a454f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f8ab2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24506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2691ff" style:font-size-asian="12pt" style:font-size-complex="12pt"/>
    </style:style>
    <style:style style:name="P9" style:family="paragraph" style:parent-style-name="Standard">
      <style:text-properties fo:font-weight="bold" officeooo:rsid="00181a37" officeooo:paragraph-rsid="00181a37" style:font-weight-asian="bold" style:font-weight-complex="bold"/>
    </style:style>
    <style:style style:name="P10" style:family="paragraph" style:parent-style-name="Standard">
      <style:text-properties officeooo:rsid="00181a37" officeooo:paragraph-rsid="00181a37"/>
    </style:style>
    <style:style style:name="P11" style:family="paragraph" style:parent-style-name="Standard">
      <style:paragraph-properties fo:text-align="justify" style:justify-single-word="false"/>
      <style:text-properties officeooo:rsid="00181a37" officeooo:paragraph-rsid="00181a37"/>
    </style:style>
    <style:style style:name="P12" style:family="paragraph" style:parent-style-name="Standard">
      <style:paragraph-properties fo:text-align="justify" style:justify-single-word="false"/>
      <style:text-properties officeooo:rsid="00181a37" officeooo:paragraph-rsid="00276eab"/>
    </style:style>
    <style:style style:name="P13" style:family="paragraph" style:parent-style-name="Standard">
      <style:paragraph-properties fo:text-align="justify" style:justify-single-word="false"/>
      <style:text-properties officeooo:rsid="00181a37" officeooo:paragraph-rsid="00297850"/>
    </style:style>
    <style:style style:name="P14" style:family="paragraph" style:parent-style-name="Standard">
      <style:paragraph-properties fo:text-align="justify" style:justify-single-word="false"/>
      <style:text-properties officeooo:rsid="00181a37" officeooo:paragraph-rsid="002d7b76"/>
    </style:style>
    <style:style style:name="P15" style:family="paragraph" style:parent-style-name="Standard">
      <style:paragraph-properties fo:text-align="justify" style:justify-single-word="false"/>
      <style:text-properties officeooo:rsid="00181a37" officeooo:paragraph-rsid="002f74af"/>
    </style:style>
    <style:style style:name="P16" style:family="paragraph" style:parent-style-name="Standard">
      <style:paragraph-properties fo:text-align="center" style:justify-single-word="false"/>
      <style:text-properties officeooo:rsid="00181a37" officeooo:paragraph-rsid="00276eab"/>
    </style:style>
    <style:style style:name="P17" style:family="paragraph" style:parent-style-name="Standard">
      <style:paragraph-properties fo:text-align="center" style:justify-single-word="false"/>
      <style:text-properties officeooo:rsid="00181a37" officeooo:paragraph-rsid="00297850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504ed" officeooo:paragraph-rsid="002504e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81a37" officeooo:paragraph-rsid="0029785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font-style="normal" fo:font-weight="normal" officeooo:rsid="001c68cc" officeooo:paragraph-rsid="001c68cc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rsid="0022357f" officeooo:paragraph-rsid="0022357f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paragraph-rsid="002b16c7"/>
    </style:style>
    <style:style style:name="P24" style:family="paragraph" style:parent-style-name="Standard">
      <style:text-properties fo:font-style="italic" officeooo:rsid="00181a37" officeooo:paragraph-rsid="00181a37" style:font-style-asian="italic" style:font-style-complex="italic"/>
    </style:style>
    <style:style style:name="T1" style:family="text">
      <style:text-properties officeooo:rsid="00181a37"/>
    </style:style>
    <style:style style:name="T2" style:family="text">
      <style:text-properties fo:font-variant="normal" fo:text-transform="none" fo:color="#333333" style:font-name="Times New Roman" fo:font-size="12pt" fo:letter-spacing="normal" fo:font-style="normal" fo:font-weight="normal" officeooo:rsid="00181a37" style:font-size-asian="12pt" style:font-size-complex="12pt"/>
    </style:style>
    <style:style style:name="T3" style:family="text">
      <style:text-properties fo:font-variant="normal" fo:text-transform="none" fo:color="#333333" style:font-name="Times New Roman" fo:font-size="12pt" fo:letter-spacing="normal" fo:font-style="normal" fo:font-weight="normal" officeooo:rsid="00181a37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bold" officeooo:rsid="00181a37" style:text-blinking="false" style:font-size-asian="12pt" style:font-size-complex="12pt"/>
    </style:style>
    <style:style style:name="T5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officeooo:rsid="001b63df" style:text-blinking="false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officeooo:rsid="0028b8d4" style:text-blinking="fals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81a37" style:font-size-asian="12pt" style:font-size-complex="12pt"/>
    </style:style>
    <style:style style:name="T8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8d669" style:font-size-asian="12pt" style:font-size-complex="12pt"/>
    </style:style>
    <style:style style:name="T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a454f" style:font-size-asian="12pt" style:font-size-complex="12pt"/>
    </style:style>
    <style:style style:name="T1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b63df" style:font-size-asian="12pt" style:font-size-complex="12pt"/>
    </style:style>
    <style:style style:name="T11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23e8dd" style:font-size-asian="12pt" style:font-size-complex="12pt"/>
    </style:style>
    <style:style style:name="T12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2691ff" style:font-size-asian="12pt" style:font-size-complex="12pt"/>
    </style:style>
    <style:style style:name="T13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b63df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28b8d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292ea5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29785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2b16c7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text-line-through-style="none" style:font-name="Times New Roman" fo:font-size="12pt" fo:letter-spacing="normal" fo:font-style="normal" style:text-underline-style="none" fo:font-weight="normal" officeooo:rsid="0028b8d4" style:text-blinking="fals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font-name="sans-serif" fo:font-size="9.75pt" fo:letter-spacing="normal" fo:font-style="normal" fo:font-weight="normal" officeooo:rsid="0028b8d4"/>
    </style:style>
    <style:style style:name="T20" style:family="text">
      <style:text-properties fo:font-variant="normal" fo:text-transform="none" fo:color="#000000" fo:font-size="9.75pt" fo:letter-spacing="normal" fo:font-style="normal" fo:font-weight="normal" officeooo:rsid="0028b8d4"/>
    </style:style>
    <style:style style:name="T21" style:family="text">
      <style:text-properties fo:font-variant="normal" fo:text-transform="none" fo:color="#000000" style:font-name="Times New Roman" fo:font-size="9.75pt" fo:letter-spacing="normal" fo:font-style="normal" fo:font-weight="normal" officeooo:rsid="0028b8d4"/>
    </style:style>
    <style:style style:name="T22" style:family="text">
      <style:text-properties fo:font-variant="normal" fo:text-transform="none" fo:color="#000000" style:font-name="Times New Roman" fo:letter-spacing="normal" fo:font-style="normal" fo:font-weight="normal" officeooo:rsid="0028b8d4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officeooo:rsid="0028b8d4" style:font-size-asian="12pt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officeooo:rsid="0028b8d4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28b8d4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28b8d4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style:text-underline-style="none" officeooo:rsid="0028b8d4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style:text-underline-style="none" fo:font-weight="bold" officeooo:rsid="0028b8d4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Times New Roman" fo:font-size="12pt" fo:letter-spacing="normal" style:text-underline-style="none" fo:font-weight="bold" officeooo:rsid="0028b8d4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Times New Roman" fo:font-size="12pt" fo:letter-spacing="normal" style:text-underline-style="none" fo:font-weight="normal" officeooo:rsid="0028b8d4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Times New Roman" fo:font-size="12pt" fo:letter-spacing="normal" fo:font-style="italic" style:text-underline-style="none" fo:font-weight="bold" officeooo:rsid="0028b8d4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fo:font-variant="normal" fo:text-transform="none" fo:color="#000000" style:font-name="Times New Roman" fo:font-size="12pt" fo:letter-spacing="normal" fo:font-style="italic" style:text-underline-style="none" officeooo:rsid="0028b8d4" style:font-size-asian="12pt" style:font-style-asian="italic" style:font-size-complex="12pt" style:font-style-complex="italic"/>
    </style:style>
    <style:style style:name="T33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28b8d4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variant="normal" fo:text-transform="none" fo:color="#0645ad" style:text-line-through-style="none" style:font-name="sans-serif" fo:font-size="9.75pt" fo:letter-spacing="normal" fo:font-style="normal" style:text-underline-style="none" fo:font-weight="normal" officeooo:rsid="0028b8d4" style:text-blinking="false"/>
    </style:style>
    <style:style style:name="T35" style:family="text">
      <style:text-properties fo:font-variant="normal" fo:text-transform="none" fo:color="#0645ad" style:text-line-through-style="none" fo:font-size="9.75pt" fo:letter-spacing="normal" fo:font-style="normal" style:text-underline-style="none" fo:font-weight="normal" officeooo:rsid="0028b8d4" style:text-blinking="false"/>
    </style:style>
    <style:style style:name="T36" style:family="text">
      <style:text-properties fo:font-variant="normal" fo:text-transform="none" fo:color="#0645ad" style:text-line-through-style="none" style:font-name="Times New Roman" fo:font-size="9.75pt" fo:letter-spacing="normal" fo:font-style="normal" style:text-underline-style="none" fo:font-weight="normal" officeooo:rsid="0028b8d4" style:text-blinking="false"/>
    </style:style>
    <style:style style:name="T37" style:family="text">
      <style:text-properties fo:font-variant="normal" fo:text-transform="none" fo:color="#0645ad" style:text-line-through-style="none" style:font-name="Times New Roman" fo:letter-spacing="normal" fo:font-style="normal" style:text-underline-style="none" fo:font-weight="normal" officeooo:rsid="0028b8d4" style:text-blinking="false"/>
    </style:style>
    <style:style style:name="T38" style:family="text">
      <style:text-properties fo:font-variant="normal" fo:text-transform="none" fo:color="#0645ad" style:text-line-through-style="none" style:font-name="Times New Roman" fo:font-size="12pt" fo:letter-spacing="normal" fo:font-style="normal" style:text-underline-style="none" fo:font-weight="normal" officeooo:rsid="0028b8d4" style:text-blinking="false" style:font-size-asian="12pt" style:font-size-complex="12pt"/>
    </style:style>
    <style:style style:name="T39" style:family="text">
      <style:text-properties fo:font-variant="normal" fo:text-transform="none" fo:color="#0645ad" style:text-line-through-style="none" style:font-name="Times New Roman" fo:font-size="12pt" fo:letter-spacing="normal" fo:font-style="normal" style:text-underline-style="none" fo:font-weight="normal" officeooo:rsid="0028b8d4" style:text-blinking="false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645ad" style:text-line-through-style="none" style:font-name="Times New Roman" fo:font-size="12pt" fo:letter-spacing="normal" fo:font-style="normal" style:text-underline-style="none" officeooo:rsid="0028b8d4" style:text-blinking="false" style:font-size-asian="12pt" style:font-size-complex="12pt"/>
    </style:style>
    <style:style style:name="T41" style:family="text">
      <style:text-properties fo:font-variant="normal" fo:text-transform="none" fo:color="#0645ad" style:text-line-through-style="none" style:font-name="Times New Roman" fo:font-size="12pt" fo:letter-spacing="normal" fo:font-style="normal" style:text-underline-style="none" fo:font-weight="bold" officeooo:rsid="0028b8d4" style:text-blinking="false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645ad" style:text-line-through-style="none" style:font-name="Times New Roman" fo:font-size="12pt" fo:letter-spacing="normal" fo:font-style="normal" fo:font-weight="normal" officeooo:rsid="0028b8d4" style:text-blinking="false" style:font-size-asian="12pt" style:font-size-complex="12pt"/>
    </style:style>
    <style:style style:name="T43" style:family="text">
      <style:text-properties fo:font-variant="normal" fo:text-transform="none" fo:color="#0645ad" style:text-line-through-style="none" style:font-name="Times New Roman" fo:font-size="12pt" fo:letter-spacing="normal" fo:font-style="normal" style:text-underline-style="solid" style:text-underline-width="auto" style:text-underline-color="font-color" fo:font-weight="normal" officeooo:rsid="0028b8d4" style:text-blinking="false" style:font-size-asian="12pt" style:font-size-complex="12pt"/>
    </style:style>
    <style:style style:name="T44" style:family="text">
      <style:text-properties fo:font-variant="normal" fo:text-transform="none" fo:color="#0645ad" style:text-line-through-style="none" style:font-name="Times New Roman" fo:font-size="12pt" fo:letter-spacing="normal" style:text-underline-style="none" fo:font-weight="bold" officeooo:rsid="0028b8d4" style:text-blinking="false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645ad" style:text-line-through-style="none" style:font-name="Times New Roman" fo:font-size="12pt" fo:letter-spacing="normal" style:text-underline-style="none" fo:font-weight="normal" officeooo:rsid="0028b8d4" style:text-blinking="false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645ad" style:text-line-through-style="none" style:font-name="Times New Roman" fo:font-size="12pt" fo:letter-spacing="normal" fo:font-style="italic" style:text-underline-style="none" fo:font-weight="bold" officeooo:rsid="0028b8d4" style:text-blinking="false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font-variant="normal" fo:text-transform="none" fo:color="#0645ad" style:text-line-through-style="none" style:font-name="Times New Roman" fo:font-size="12pt" fo:letter-spacing="normal" fo:font-style="italic" style:text-underline-style="none" officeooo:rsid="0028b8d4" style:text-blinking="false" style:font-size-asian="12pt" style:font-style-asian="italic" style:font-size-complex="12pt" style:font-style-complex="italic"/>
    </style:style>
    <style:style style:name="T48" style:family="text">
      <style:text-properties fo:font-variant="normal" fo:text-transform="none" fo:color="#0645ad" style:text-line-through-style="none" style:font-name="Times New Roman" fo:font-size="12pt" fo:letter-spacing="normal" fo:font-style="italic" style:text-underline-style="none" fo:font-weight="normal" officeooo:rsid="0028b8d4" style:text-blinking="false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variant="normal" fo:text-transform="none" style:font-name="Times New Roman" fo:font-size="12pt" fo:letter-spacing="normal" fo:font-style="normal" style:text-underline-style="none" fo:font-weight="normal" officeooo:rsid="0028b8d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style:font-name="Times New Roman" fo:font-size="12pt" fo:letter-spacing="normal" fo:font-style="normal" style:text-underline-style="none" fo:font-weight="normal" officeooo:rsid="00292ea5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weight="normal" officeooo:rsid="00181a37" style:font-weight-asian="normal" style:font-weight-complex="normal"/>
    </style:style>
    <style:style style:name="T52" style:family="text">
      <style:text-properties fo:font-weight="normal" officeooo:rsid="0018d669" style:font-weight-asian="normal" style:font-weight-complex="normal"/>
    </style:style>
    <style:style style:name="T53" style:family="text">
      <style:text-properties style:font-name="Times New Roman" fo:font-size="12pt" fo:font-weight="normal" officeooo:rsid="00181a37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officeooo:rsid="00181a37" style:font-size-asian="12pt" style:font-size-complex="12pt"/>
    </style:style>
    <style:style style:name="T55" style:family="text">
      <style:text-properties style:font-name="Times New Roman" fo:font-size="12pt" officeooo:rsid="0018d669" style:font-size-asian="12pt" style:font-size-complex="12pt"/>
    </style:style>
    <style:style style:name="T56" style:family="text">
      <style:text-properties style:use-window-font-color="true" style:font-name="Times New Roman" fo:font-size="12pt" fo:font-weight="normal" officeooo:rsid="0018d669" style:font-size-asian="12pt" style:font-weight-asian="normal" style:font-size-complex="12pt" style:font-weight-complex="normal"/>
    </style:style>
    <style:style style:name="T57" style:family="text">
      <style:text-properties style:use-window-font-color="true" style:font-name="Times New Roman" fo:font-size="12pt" fo:font-weight="normal" officeooo:rsid="00181a37" style:font-size-asian="12pt" style:font-weight-asian="normal" style:font-size-complex="12pt" style:font-weight-complex="normal"/>
    </style:style>
    <style:style style:name="T58" style:family="text">
      <style:text-properties style:use-window-font-color="true" style:font-name="Times New Roman" fo:font-size="12pt" fo:font-weight="normal" officeooo:rsid="001f8ab2" style:font-size-asian="12pt" style:font-weight-asian="normal" style:font-size-complex="12pt" style:font-weight-complex="normal"/>
    </style:style>
    <style:style style:name="T59" style:family="text">
      <style:text-properties style:use-window-font-color="true" style:font-name="Times New Roman" fo:font-size="12pt" fo:font-weight="normal" officeooo:rsid="00215eb7" style:font-size-asian="12pt" style:font-weight-asian="normal" style:font-size-complex="12pt" style:font-weight-complex="normal"/>
    </style:style>
    <style:style style:name="T60" style:family="text">
      <style:text-properties style:use-window-font-color="true" style:font-name="Times New Roman" fo:font-size="12pt" style:text-underline-style="none" officeooo:rsid="001b63df" style:font-size-asian="12pt" style:font-weight-asian="normal" style:font-size-complex="12pt" style:font-weight-complex="normal"/>
    </style:style>
    <style:style style:name="T61" style:family="text">
      <style:text-properties style:use-window-font-color="true" style:font-name="Times New Roman" fo:font-size="12pt" style:text-underline-style="none" officeooo:rsid="001b84dd" style:font-size-asian="12pt" style:font-weight-asian="normal" style:font-size-complex="12pt" style:font-weight-complex="normal"/>
    </style:style>
    <style:style style:name="T62" style:family="text">
      <style:text-properties style:use-window-font-color="true" style:text-underline-style="none"/>
    </style:style>
    <style:style style:name="T63" style:family="text">
      <style:text-properties style:use-window-font-color="true" style:text-underline-style="none" officeooo:rsid="001b84dd" style:font-weight-asian="normal" style:font-weight-complex="normal"/>
    </style:style>
    <style:style style:name="T64" style:family="text">
      <style:text-properties style:use-window-font-color="true" style:text-underline-style="none" officeooo:rsid="001f8ab2" style:font-weight-asian="normal" style:font-weight-complex="normal"/>
    </style:style>
    <style:style style:name="T65" style:family="text">
      <style:text-properties style:use-window-font-color="true" style:text-underline-style="none" officeooo:rsid="00215eb7" style:font-weight-asian="normal" style:font-weight-complex="normal"/>
    </style:style>
    <style:style style:name="T66" style:family="text">
      <style:text-properties style:use-window-font-color="true" style:text-underline-style="none" officeooo:rsid="0022357f" style:font-weight-asian="normal" style:font-weight-complex="normal"/>
    </style:style>
    <style:style style:name="T67" style:family="text">
      <style:text-properties style:use-window-font-color="true" style:text-underline-style="none" officeooo:rsid="0023e8dd" style:font-weight-asian="normal" style:font-weight-complex="normal"/>
    </style:style>
    <style:style style:name="T68" style:family="text">
      <style:text-properties style:use-window-font-color="true" style:text-underline-style="none" officeooo:rsid="0024506b" style:font-weight-asian="normal" style:font-weight-complex="normal"/>
    </style:style>
    <style:style style:name="T69" style:family="text">
      <style:text-properties style:use-window-font-color="true" style:text-underline-style="none" officeooo:rsid="002691ff" style:font-weight-asian="normal" style:font-weight-complex="normal"/>
    </style:style>
    <style:style style:name="T70" style:family="text">
      <style:text-properties style:use-window-font-color="true" style:text-underline-style="none" officeooo:rsid="0028b8d4"/>
    </style:style>
    <style:style style:name="T71" style:family="text">
      <style:text-properties style:use-window-font-color="true" style:text-underline-style="none" officeooo:rsid="00297850"/>
    </style:style>
    <style:style style:name="T72" style:family="text">
      <style:text-properties officeooo:rsid="00269eb4"/>
    </style:style>
    <style:style style:name="T73" style:family="text">
      <style:text-properties officeooo:rsid="0027373a"/>
    </style:style>
    <style:style style:name="T74" style:family="text">
      <style:text-properties officeooo:rsid="00276eab"/>
    </style:style>
    <style:style style:name="T75" style:family="text">
      <style:text-properties officeooo:rsid="0028b8d4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officeooo:rsid="00297850"/>
    </style:style>
    <style:style style:name="T78" style:family="text">
      <style:text-properties style:text-underline-style="none" officeooo:rsid="0028b8d4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officeooo:rsid="00297850"/>
    </style:style>
    <style:style style:name="T81" style:family="text">
      <style:text-properties officeooo:rsid="002b90a5"/>
    </style:style>
    <style:style style:name="T82" style:family="text">
      <style:text-properties officeooo:rsid="002d7b76"/>
    </style:style>
    <style:style style:name="T83" style:family="text">
      <style:text-properties officeooo:rsid="002f74af"/>
    </style:style>
    <style:style style:name="T84" style:family="text">
      <style:text-properties officeooo:rsid="0030f969"/>
    </style:style>
    <style:style style:name="T85" style:family="text">
      <style:text-properties officeooo:rsid="00316ddb"/>
    </style:style>
    <style:style style:name="T86" style:family="text">
      <style:text-properties officeooo:rsid="00330009"/>
    </style:style>
    <style:style style:name="fr1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arison of MHC peptide binding data classification using PSSM, SVM and ANN</text:p>
      <text:p text:style-name="P10">Sigmar Stefansson, Francisco Fravero</text:p>
      <text:p text:style-name="P10">Algorithms in Bioinformatics</text:p>
      <text:p text:style-name="P10"/>
      <text:p text:style-name="P10">Supervisor: Morten Nielsen</text:p>
      <text:p text:style-name="P10"/>
      <text:section text:style-name="Sect1" text:name="Section1">
        <text:p text:style-name="P9">Abstract</text:p>
        <text:p text:style-name="P18">The identification of MHC binding peptides for consideration as potential T-cell epitopes has application in peptide vaccine design and immunotherapy. Determination of MHC binding using experimental measures is time-consuming and expensive. Therefore, efficient prediction models are required that facilitate systematic computational scanning of microbial genome for candidate T cell epitopes. These prediction models are either sequence or structure based. This review provides a comparative analysis on machine learing methods support vector machine (SVM) and artificial neural networks (ANN).</text:p>
        <text:p text:style-name="P10"/>
        <text:p text:style-name="P9">Introduction</text:p>
        <text:p text:style-name="P4"><text:span text:style-name="T51">It took 20 years for scientist to understand the <text:s/>physiological role of MHC molecules in peptide presentation to T lymochytes.</text:span><text:span text:style-name="T53"> </text:span><text:span text:style-name="T2">MHC molecules were initially defined as antigens that stimulate an organism’s immunologic response to</text:span><text:bookmark text:name="ref69862"/><text:span text:style-name="T2"> </text:span><text:a xlink:type="simple" xlink:href="http://www.britannica.com/EBchecked/topic/603059/transplant"><text:span text:style-name="T62">transplanted organs</text:span></text:a><text:span text:style-name="T4"> </text:span><text:span text:style-name="T7">and tissues.</text:span><text:span text:style-name="T57"> </text:span><text:span text:style-name="T3">MHC proteins are found in all higher vertebrates. </text:span><text:span text:style-name="T57">In humans the MHC molecules are called Human Leukocyte Antigens (HLA).</text:span></text:p>
        <text:p text:style-name="P1"><text:span text:style-name="T55">There are two classes of MHC molecules. </text:span><text:span text:style-name="T54">Each human cell expresses 6 MHC class</text:span><text:span text:style-name="T1">-I alleles or one HLA-A, B and C allele from each progenitor and 6-8 class-II alleles.</text:span></text:p>
        <text:p text:style-name="P2"><text:span text:style-name="T51">One of the features of MHC is the </text:span><text:span text:style-name="T52">exceptional</text:span><text:span text:style-name="T51"> allelic diversity. </text:span><text:span text:style-name="T52">HLA-A and HLA-B have roughly 1000 and 1600 alleles respectively. The most obvious evolutionary reason for this would be the</text:span><text:span text:style-name="T56"> benefit of diversity in defence of pathogens. </text:span><text:span text:style-name="T58">There is less than 1% chance that a MHC molecule presents a peptide and different hosts sample different peptides from same pathogen. The more diverse MHC molecule the more diversity in presented peptides. </text:span><text:span text:style-name="T59">As few humans share the same set of HLA alleles, different persons react differently to a pathogen infection. </text:span><text:span text:style-name="T58">This </text:span><text:span text:style-name="T8">increases the likelihood that at least some individuals of a population will survive an epidemic.</text:span></text:p>
        <text:p text:style-name="P3"><text:span text:style-name="T8">Class-I molecules are present in every cell but Class-II are found on certain immune cells, like macrophages and B-cells. </text:span><text:span text:style-name="T9">These so called antigen-presenting cells (APCs) ingest microbes, destroy them, and digest them into fragments, which are in turn presented by the MHC molecules on the surface of the cell.</text:span></text:p>
        <text:p text:style-name="P3"><text:span text:style-name="T9">The MHC proteins serve </text:span><text:span text:style-name="T10">to alert the immune system if foreign material is present inside a cell. They achieve this by displaying fragmented pieces of </text:span><text:span text:style-name="T13">anigens on the host cell surface. These antigens can be self or non-self. If a host cell was infected by a </text:span><text:a xlink:type="simple" xlink:href="http://en.wikipedia.org/wiki/Bacteria"><text:span text:style-name="T62">bacterium</text:span></text:a><text:span text:style-name="T5"> </text:span><text:span text:style-name="T13">or </text:span><text:a xlink:type="simple" xlink:href="http://en.wikipedia.org/wiki/Virus"><text:span text:style-name="T5">virus</text:span></text:a><text:span text:style-name="T13">, or was</text:span><text:a xlink:type="simple" xlink:href="http://en.wikipedia.org/wiki/Cancerous"><text:span text:style-name="T5">cancerous</text:span></text:a><text:span text:style-name="T13">, it may <text:s/>display the antigens on its surface.</text:span></text:p>
        <text:p text:style-name="P5"><text:span text:style-name="T60">Cells constantly process endogenous proteins and present them within the context of MHC </text:span><text:span text:style-name="T61">Class-</text:span><text:span text:style-name="T60">I. Immune effector cells are trained not to react to self peptides </text:span><text:span text:style-name="T61">during a complex process taking place in the thymus.</text:span></text:p>
        <text:p text:style-name="P8"><text:span text:style-name="T64">Only certain types of peptides bind to certain types of MHC molecules. </text:span><text:span text:style-name="T69">Most peptides selected by class-I molecules are 8 to 10 residues long .</text:span><text:span text:style-name="T64"> Somewhat longer for class-II molecules. </text:span><text:span text:style-name="T63">The antigenic peptide is located in a cleft existing between the α1 and α2 regions in the heavy chain of the MHC protein.</text:span></text:p>
        <text:p text:style-name="P6"><text:span text:style-name="T65">A CTL based vaccine must include epitopes specific to each HLA allele in a population. </text:span><text:span text:style-name="T66">Also it must deal with pathogen diversity, </text:span><text:span text:style-name="T65">e.g. </text:span><text:span text:style-name="T66">i</text:span><text:span text:style-name="T65">t must con</text:span><text:span text:style-name="T66">s</text:span><text:span text:style-name="T65">ist of around 1000 HLA class I epitopes. </text:span><text:span text:style-name="T64">Less than 70 HLA alleles have been characterized by binding data. </text:span><text:span text:style-name="T67">Apart from predicting peptide binders </text:span><text:span text:style-name="T68">in a protein sequence</text:span><text:span text:style-name="T67">, it is still <text:s/>mostly unsolved task of how to select the immunognic proteins in large pathogens.</text:span></text:p>
        <text:p text:style-name="P7"><text:span text:style-name="T66">The classification of MHC peptide binding is a</text:span><text:span text:style-name="T63"> highly complex task as the m</text:span><text:span text:style-name="T66">e</text:span><text:span text:style-name="T63">chanics of binding are not fully understoo</text:span><text:span text:style-name="T66">d. T</text:span><text:span text:style-name="T63">his makes the problem an ideal task for machine learning methods. </text:span><text:span text:style-name="T66">We compare binding data classification results from PSSM and the machine learing methods support vector machines (SVM) and artifical neural networks (ANN).</text:span></text:p>
        <text:p text:style-name="P4"><text:span text:style-name="T10">Using amino acid properties such as hydropathy index, side-chain polarity or charge and isoelectric point is not sufficient for classification alt</text:span><text:span text:style-name="T11">h</text:span><text:span text:style-name="T10">ough they can give clues on which locations on the peptide are more important to succesful binding than others. </text:span><text:span text:style-name="T12">Structural properties of the MHC molecule are therefore important in governing the binding affinity.</text:span></text:p>
        <text:p text:style-name="P20"><text:soft-page-break/>Some efforts are being made using molecular dynamics simulation and crystal structure data with no experimental data for training, although these have not proved succesful.</text:p>
        <text:p text:style-name="P10"/>
        <text:p text:style-name="P9">Methods</text:p>
        <text:p text:style-name="P10"/>
        <text:p text:style-name="P24">PSSM</text:p>
        <text:p text:style-name="P11"><text:span text:style-name="T72">A </text:span>Position-specific scoring matrix, <text:span text:style-name="T72">also called position weight matrix is a commonly used representation of motifs in biological sequences. </text:span><text:span text:style-name="T73">It has one row for each symbol in the alphabet (each amino acid, for instance) and one column for each position in the motif. The score is the sum of position-specific scores for each symbol in th</text:span><text:span text:style-name="T74">e</text:span><text:span text:style-name="T73"> substring.</text:span></text:p>
        <text:p text:style-name="P11"><text:span text:style-name="T73"/></text:p>
        <text:p text:style-name="P16"><text:span text:style-name="T74"><draw:frame draw:style-name="fr1" draw:name="Object1" text:anchor-type="as-char" svg:width="0.8264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text:p text:style-name="P10"/>
        <text:p text:style-name="P12"><text:span text:style-name="T74">j represents position in the substring, sj is the symbol at position j in the substring </text:span><text:span text:style-name="T75">and msj,j is the corresponding score in the weight matrix. </text:span><text:span text:style-name="T81">The weight matrix </text:span><text:span text:style-name="T82">is constructed using log-odds score</text:span></text:p>
        <text:p text:style-name="P12"><text:span text:style-name="T82"/></text:p>
        <text:p text:style-name="P16"><text:span text:style-name="T82"><draw:frame draw:style-name="fr1" draw:name="Object3" text:anchor-type="as-char" svg:width="1.202in" svg:height="0.2083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<text:p text:style-name="P12"><text:span text:style-name="T82"/></text:p>
        <text:p text:style-name="P14"><text:span text:style-name="T82">i being the position in the morif and j the amino acid. qj is the background frequency for amno acid j</text:span></text:p>
        <text:p text:style-name="P13"><text:span text:style-name="T80">The information content of a PSSM is an indicator of how different its distribution is from a uniform distribution and is calculated </text:span><text:span text:style-name="T83">using</text:span><text:span text:style-name="T80"> Shannon's discrete entropy </text:span><text:span text:style-name="T83">law (the sum part of the equation)</text:span></text:p>
        <text:p text:style-name="P13"><text:span text:style-name="T80"/></text:p>
        <text:p text:style-name="P17"><text:span text:style-name="T80"><draw:frame draw:style-name="fr1" draw:name="Object2" text:anchor-type="as-char" svg:width="2.072in" svg:height="0.338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text:p text:style-name="P13"><text:span text:style-name="T80"/></text:p>
        <text:p text:style-name="P23"><text:span text:style-name="T17">where pi,j is the probability of symbol i in position j.</text:span></text:p>
        <text:p text:style-name="P22"><text:span text:style-name="T14">P</text:span><text:span text:style-name="T15">SS</text:span><text:span text:style-name="T14">M scores can </text:span><text:span text:style-name="T14">be interpreted as the sum of binding energies for all </text:span><text:a xlink:type="simple" xlink:href="http://en.wikipedia.org/wiki/Nucleotide">nucleotides</text:a><text:span text:style-name="T62"> </text:span><text:span text:style-name="T71">or </text:span><text:span text:style-name="T70">amino acids</text:span><text:span text:style-name="T6"> </text:span><text:span text:style-name="T14">(symbols of the substring) aligned with the </text:span><text:span text:style-name="T15">PSS</text:span><text:span text:style-name="T14">M </text:span><text:span text:style-name="T15">and can as such be used to estimate MHC peptide binding affinity.</text:span></text:p>
        <text:p text:style-name="P10"/>
        <text:p text:style-name="P24">SVM</text:p>
        <text:p text:style-name="P15"><text:span text:style-name="T84">Support vector machines is a set of supervised learning methods used for classification and regression analysis. </text:span><text:span text:style-name="T85">The standard </text:span><text:span text:style-name="T84">SVM </text:span><text:span text:style-name="T85">is non-probabilistic binary linear classifier. It </text:span><text:span text:style-name="T84">constructs a hyperplane where the seperation is where there is largest distance to the nearest training data point of any class. </text:span><text:span text:style-name="T83">Nonlinear classification can be achived by <text:s/></text:span><text:span text:style-name="T84">mapping the original space to a higher dimensional </text:span><text:span text:style-name="T86">feature </text:span><text:span text:style-name="T84">space and/or</text:span><text:span text:style-name="T83"> </text:span><text:span text:style-name="T84">select</text:span><text:span text:style-name="T83"> a kernel function</text:span><text:span text:style-name="T84"> to suit the problem. </text:span><text:span text:style-name="T86">The kernel function plays the role of the dot product in the feature space.</text:span></text:p>
        <text:p text:style-name="P10"/>
        <text:p text:style-name="P24">ANN</text:p>
        <text:p text:style-name="P10"/>
        <text:p text:style-name="P21">We mostly used peptide binding data from class-I MHC molecules <text:span text:style-name="T82">(A and B types) </text:span>as they were most readlily available for us.</text:p>
        <text:p text:style-name="P10"/>
        <text:p text:style-name="P9">Results</text:p>
        <text:p text:style-name="P9"/>
        <text:p text:style-name="P19"><text:span text:style-name="T80">C programs from the course were used to estimate MHC binding affinity with PSSM. </text:span><text:span text:style-name="T83">Here a threshold must be used to limit included peptides to the ones that actually bind to the MHC molecule. In the machine learing methods non-binding data is also be valuable in the estimation.</text:span></text:p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5098in" fo:margin-right="0.5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gmar Stefansson</meta:initial-creator>
    <meta:creation-date>2010-11-28T08:14:08</meta:creation-date>
    <dc:date>2010-11-29T13:06:42</dc:date>
    <dc:creator>Sigmar Stefansson</dc:creator>
    <meta:editing-duration>PT04H49M06S</meta:editing-duration>
    <meta:editing-cycles>9</meta:editing-cycles>
    <meta:generator>OpenOffice.org/3.2$Unix OpenOffice.org_project/320m19$Build-9505</meta:generator>
    <meta:document-statistic meta:table-count="0" meta:image-count="0" meta:object-count="3" meta:page-count="2" meta:paragraph-count="35" meta:word-count="1041" meta:character-count="6515"/>
  </office:meta>
</office:document-meta>
</file>

<file path=Object 1/content.xml><?xml version="1.0" encoding="utf-8"?>
<math xmlns="http://www.w3.org/1998/Math/MathML">
  <semantics>
    <mrow>
      <mi>s</mi>
      <mi mathvariant="normal">=</mi>
      <mrow>
        <munderover>
          <mi mathvariant="normal">∑</mi>
          <mrow>
            <mi>j</mi>
            <mi mathvariant="normal">=</mi>
            <mn>1</mn>
          </mrow>
          <mi>N</mi>
        </munderover>
        <msub>
          <mi>m</mi>
          <mrow>
            <msub>
              <mi>s</mi>
              <mi>j</mi>
            </msub>
            <mi>,</mi>
            <mi>j</mi>
          </mrow>
        </msub>
      </mrow>
    </mrow>
    <annotation encoding="StarMath 5.0">s = sum from j=1 to N m_{{s_j},j}</annotation>
  </semantics>
</math>
</file>

<file path=Object 2/content.xml><?xml version="1.0" encoding="utf-8"?>
<math xmlns="http://www.w3.org/1998/Math/MathML">
  <semantics>
    <mrow>
      <mrow>
        <mi>I</mi>
        <mi mathvariant="normal">=</mi>
        <mi>log</mi>
      </mrow>
      <mrow>
        <mrow>
          <mo stretchy="false">(</mo>
          <mn>20</mn>
          <mo stretchy="false">)</mo>
        </mrow>
        <mo stretchy="false">+</mo>
        <mrow>
          <munder>
            <mi mathvariant="normal">∑</mi>
            <mrow>
              <mi>i</mi>
              <mi>,</mi>
              <mi>j</mi>
            </mrow>
          </munder>
          <msub>
            <mi>p</mi>
            <mrow>
              <mi>i</mi>
              <mi>,</mi>
              <mi>j</mi>
            </mrow>
          </msub>
        </mrow>
      </mrow>
      <mi>log</mi>
      <mrow>
        <mo stretchy="false">(</mo>
        <msub>
          <mi>p</mi>
          <mrow>
            <mi>i</mi>
            <mi>,</mi>
            <mi>j</mi>
          </mrow>
        </msub>
        <mo stretchy="false">)</mo>
      </mrow>
    </mrow>
    <annotation encoding="StarMath 5.0">I = log(20) + sum from {i,j} p_{i,j}log( p_{i,j} )</annotation>
  </semantics>
</math>
</file>

<file path=Object 3/content.xml><?xml version="1.0" encoding="utf-8"?>
<math xmlns="http://www.w3.org/1998/Math/MathML">
  <semantics>
    <mrow>
      <mrow>
        <msub>
          <mi>W</mi>
          <mi mathvariant="italic">ij</mi>
        </msub>
        <mi mathvariant="normal">=</mi>
        <mi>log</mi>
      </mrow>
      <mrow>
        <mo stretchy="false">(</mo>
        <mrow>
          <msub>
            <mi>p</mi>
            <mi mathvariant="italic">ij</mi>
          </msub>
          <mi mathvariant="normal">/</mi>
          <msub>
            <mi>q</mi>
            <mi mathvariant="italic">ij</mi>
          </msub>
        </mrow>
        <mo stretchy="false">)</mo>
      </mrow>
    </mrow>
    <annotation encoding="StarMath 5.0">W_{ij} = log(p_{ij}/q_{ij})</annotation>
  </semantics>
</math>
</file>